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" style:family="graphic" style:parent-style-name="standard">
      <style:graphic-properties draw:textarea-horizontal-align="justify" draw:textarea-vertical-align="middle" draw:auto-grow-height="false" fo:min-height="2.317cm" fo:min-width="0.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1.871cm" fo:min-width="1.621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661cm" fo:min-width="1.264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312cm" fo:min-width="0.062cm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5cm" fo:min-width="0.35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908cm" fo:min-width="3.0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style:text-properties style:text-position="0% 100%"/>
    </style:style>
    <style:style style:name="P8" style:family="paragraph">
      <loext:graphic-properties draw:fill="none" draw:fill-color="#ffffff"/>
      <style:text-properties style:text-position="0% 100%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position="-33% 58%"/>
    </style:style>
    <style:style style:name="T3" style:family="text">
      <style:text-properties fo:color="#ffffff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8.455cm" svg:y1="4.475cm" svg:x2="8.455cm" svg:y2="16.545cm">
          <text:p/>
        </draw:line>
        <draw:frame draw:style-name="gr2" draw:text-style-name="P2" draw:layer="layout" svg:width="1.562cm" svg:height="2.143cm" svg:x="7.655cm" svg:y="9.163cm">
          <draw:text-box>
            <text:p><text:span text:style-name="T1">X</text:span></text:p>
          </draw:text-box>
        </draw:frame>
        <draw:line draw:style-name="gr1" draw:text-style-name="P1" draw:layer="layout" svg:x1="13.931cm" svg:y1="4.475cm" svg:x2="13.93cm" svg:y2="9.946cm">
          <text:p/>
        </draw:line>
        <draw:line draw:style-name="gr1" draw:text-style-name="P1" draw:layer="layout" svg:x1="13.93cm" svg:y1="10.505cm" svg:x2="13.931cm" svg:y2="16.587cm">
          <text:p/>
        </draw:line>
        <draw:line draw:style-name="gr3" draw:text-style-name="P1" draw:layer="layout" svg:x1="12.919cm" svg:y1="9.979cm" svg:x2="14.9cm" svg:y2="9.979cm">
          <text:p/>
        </draw:line>
        <draw:line draw:style-name="gr3" draw:text-style-name="P1" draw:layer="layout" svg:x1="12.92cm" svg:y1="10.479cm" svg:x2="14.901cm" svg:y2="10.479cm">
          <text:p/>
        </draw:line>
        <draw:frame draw:style-name="gr4" draw:text-style-name="P2" draw:layer="layout" svg:width="2.381cm" svg:height="1.114cm" svg:x="14.86cm" svg:y="7.255cm">
          <draw:text-box>
            <text:p>I<text:span text:style-name="T2">D</text:span></text:p>
          </draw:text-box>
        </draw:frame>
        <draw:frame draw:style-name="gr4" draw:text-style-name="P2" draw:layer="layout" svg:width="2.381cm" svg:height="1.114cm" svg:x="8.987cm" svg:y="7.308cm">
          <draw:text-box>
            <text:p>I<text:span text:style-name="T2">s</text:span></text:p>
          </draw:text-box>
        </draw:frame>
        <draw:line draw:style-name="gr1" draw:text-style-name="P1" draw:layer="layout" svg:x1="19.856cm" svg:y1="4.475cm" svg:x2="19.856cm" svg:y2="16.545cm">
          <text:p/>
        </draw:line>
        <draw:custom-shape draw:style-name="gr5" draw:text-style-name="P3" draw:layer="layout" svg:width="1.19cm" svg:height="2.567cm" svg:x="19.252cm" svg:y="8.9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381cm" svg:height="1.114cm" svg:x="20.5cm" svg:y="7.417cm">
          <draw:text-box>
            <text:p>I<text:span text:style-name="T2">N</text:span></text:p>
          </draw:text-box>
        </draw:frame>
        <draw:frame draw:style-name="gr6" draw:text-style-name="P2" draw:layer="layout" svg:width="2.011cm" svg:height="0.962cm" svg:x="14.409cm" svg:y="10.91cm">
          <draw:text-box>
            <text:p>C</text:p>
          </draw:text-box>
        </draw:frame>
        <draw:frame draw:style-name="gr6" draw:text-style-name="P2" draw:layer="layout" svg:width="2.011cm" svg:height="0.962cm" svg:x="21.052cm" svg:y="10.937cm">
          <draw:text-box>
            <text:p>G</text:p>
          </draw:text-box>
        </draw:frame>
        <draw:line draw:style-name="gr1" draw:text-style-name="P1" draw:layer="layout" svg:x1="8.457cm" svg:y1="4.507cm" svg:x2="19.834cm" svg:y2="4.481cm">
          <text:p/>
        </draw:line>
        <draw:line draw:style-name="gr1" draw:text-style-name="P1" draw:layer="layout" svg:x1="8.483cm" svg:y1="16.54cm" svg:x2="19.86cm" svg:y2="16.566cm">
          <text:p/>
        </draw:line>
        <draw:line draw:style-name="gr1" draw:text-style-name="P1" draw:layer="layout" svg:x1="13.93cm" svg:y1="0.767cm" svg:x2="13.93cm" svg:y2="4.498cm">
          <text:p/>
        </draw:line>
        <draw:line draw:style-name="gr1" draw:text-style-name="P1" draw:layer="layout" svg:x1="13.93cm" svg:y1="16.568cm" svg:x2="13.93cm" svg:y2="20.299cm">
          <text:p/>
        </draw:line>
        <draw:frame draw:style-name="gr6" draw:text-style-name="P2" draw:layer="layout" svg:width="2.99cm" svg:height="0.962cm" svg:x="14.658cm" svg:y="1.746cm">
          <draw:text-box>
            <text:p>I</text:p>
          </draw:text-box>
        </draw:frame>
        <draw:line draw:style-name="gr7" draw:text-style-name="P1" draw:layer="layout" svg:x1="14.38cm" svg:y1="2.381cm" svg:x2="14.38cm" svg:y2="3.439cm">
          <text:p/>
        </draw:line>
        <draw:line draw:style-name="gr7" draw:text-style-name="P1" draw:layer="layout" svg:x1="14.28cm" svg:y1="7.781cm" svg:x2="14.28cm" svg:y2="8.839cm">
          <text:p/>
        </draw:line>
        <draw:line draw:style-name="gr7" draw:text-style-name="P1" draw:layer="layout" svg:x1="8.78cm" svg:y1="7.781cm" svg:x2="8.78cm" svg:y2="8.839cm">
          <text:p/>
        </draw:line>
        <draw:line draw:style-name="gr7" draw:text-style-name="P1" draw:layer="layout" svg:x1="20.18cm" svg:y1="7.781cm" svg:x2="20.18cm" svg:y2="8.839cm">
          <text:p/>
        </draw:line>
        <draw:custom-shape draw:style-name="gr8" draw:text-style-name="P4" draw:layer="layout" svg:width="0.196cm" svg:height="0.205cm" svg:x="13.83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96cm" svg:height="0.205cm" svg:x="13.821cm" svg:y="16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0" draw:text-style-name="P3" draw:layer="layout" svg:width="2.999cm" svg:height="2.999cm" svg:x="12.377cm" svg:y="4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362cm" svg:y1="6.144cm" svg:x2="12.362cm" svg:y2="12.7cm">
          <text:p/>
        </draw:line>
        <draw:custom-shape draw:style-name="gr11" draw:text-style-name="P6" draw:layer="layout" svg:width="1.764cm" svg:height="0.911cm" svg:x="11.436cm" svg:y="12.612cm">
          <text:p text:style-name="P3"><text:span text:style-name="T3">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817cm" svg:y1="5.88cm" svg:x2="17.404cm" svg:y2="11.377cm">
          <text:p/>
        </draw:line>
        <draw:custom-shape draw:style-name="gr12" draw:text-style-name="P6" draw:layer="layout" svg:width="0.794cm" svg:height="0.794cm" svg:x="17.081cm" svg:y="11.083cm">
          <text:p text:style-name="P3"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3.844cm" svg:y1="1.088cm" svg:x2="13.845cm" svg:y2="17.756cm">
          <text:p/>
        </draw:line>
        <draw:path draw:style-name="gr14" draw:text-style-name="P1" draw:layer="layout" svg:width="1.677cm" svg:height="0.771cm" draw:transform="rotate (-0.0853466004225239) translate (14.1217973392224cm 9.48393006165496cm)" svg:viewBox="0 0 1678 772" svg:d="M0 772c1161 0 1643-772 1643-772l35 14">
          <text:p/>
        </draw:path>
        <draw:frame draw:style-name="gr6" draw:text-style-name="P2" draw:layer="layout" svg:width="1.307cm" svg:height="0.962cm" svg:x="14.634cm" svg:y="10.55cm">
          <draw:text-box>
            <text:p><text:span text:style-name="T4">δ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15" draw:text-style-name="P1" draw:layer="layout" svg:x1="9.493cm" svg:y1="6.233cm" svg:x2="13.33cm" svg:y2="6.233cm">
          <text:p text:style-name="P3">X</text:p>
        </draw:line>
        <draw:line draw:style-name="gr16" draw:text-style-name="P1" draw:layer="layout" svg:x1="11.204cm" svg:y1="8.252cm" svg:x2="11.204cm" svg:y2="8.877cm">
          <text:p/>
        </draw:line>
        <draw:line draw:style-name="gr16" draw:text-style-name="P1" draw:layer="layout" svg:x1="11.504cm" svg:y1="8.252cm" svg:x2="11.504cm" svg:y2="8.877cm">
          <text:p/>
        </draw:line>
        <draw:line draw:style-name="gr1" draw:text-style-name="P1" draw:layer="layout" svg:x1="11.153cm" svg:y1="8.564cm" svg:x2="9.493cm" svg:y2="8.564cm">
          <text:p/>
        </draw:line>
        <draw:line draw:style-name="gr1" draw:text-style-name="P1" draw:layer="layout" svg:x1="11.456cm" svg:y1="8.557cm" svg:x2="13.294cm" svg:y2="8.571cm">
          <text:p/>
        </draw:line>
        <draw:line draw:style-name="gr1" draw:text-style-name="P1" draw:layer="layout" svg:x1="9.488cm" svg:y1="6.243cm" svg:x2="9.488cm" svg:y2="8.58cm">
          <text:p/>
        </draw:line>
        <draw:line draw:style-name="gr1" draw:text-style-name="P1" draw:layer="layout" svg:x1="13.32cm" svg:y1="6.227cm" svg:x2="13.309cm" svg:y2="8.578cm">
          <text:p/>
        </draw:line>
        <draw:line draw:style-name="gr16" draw:text-style-name="P1" draw:layer="layout" svg:x1="15.904cm" svg:y1="7.153cm" svg:x2="15.904cm" svg:y2="7.778cm">
          <text:p/>
        </draw:line>
        <draw:line draw:style-name="gr16" draw:text-style-name="P1" draw:layer="layout" svg:x1="16.204cm" svg:y1="7.153cm" svg:x2="16.204cm" svg:y2="7.778cm">
          <text:p/>
        </draw:line>
        <draw:line draw:style-name="gr1" draw:text-style-name="P1" draw:layer="layout" svg:x1="13.317cm" svg:y1="7.505cm" svg:x2="15.818cm" svg:y2="7.505cm">
          <text:p/>
        </draw:line>
        <draw:line draw:style-name="gr1" draw:text-style-name="P1" draw:layer="layout" svg:x1="16.218cm" svg:y1="7.505cm" svg:x2="18.789cm" svg:y2="7.507cm">
          <text:p/>
        </draw:line>
        <draw:line draw:style-name="gr1" draw:text-style-name="P1" draw:layer="layout" svg:x1="7.176cm" svg:y1="7.456cm" svg:x2="9.535cm" svg:y2="7.456cm">
          <text:p/>
        </draw:line>
        <draw:line draw:style-name="gr1" draw:text-style-name="P1" draw:layer="layout" svg:x1="7.22cm" svg:y1="7.456cm" svg:x2="7.198cm" svg:y2="12.858cm">
          <text:p/>
        </draw:line>
        <draw:line draw:style-name="gr1" draw:text-style-name="P1" draw:layer="layout" svg:x1="7.235cm" svg:y1="12.866cm" svg:x2="12.644cm" svg:y2="12.88cm">
          <text:p/>
        </draw:line>
        <draw:custom-shape draw:style-name="gr17" draw:text-style-name="P1" draw:layer="layout" svg:width="1.206cm" svg:height="1.279cm" svg:x="12.614cm" svg:y="1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2cm" svg:y1="12.91cm" svg:x2="18.781cm" svg:y2="12.935cm">
          <text:p/>
        </draw:line>
        <draw:line draw:style-name="gr1" draw:text-style-name="P1" draw:layer="layout" svg:x1="18.799cm" svg:y1="7.471cm" svg:x2="18.799cm" svg:y2="12.939cm">
          <text:p/>
        </draw:line>
        <draw:frame draw:style-name="gr18" draw:text-style-name="P2" draw:layer="layout" svg:width="1.191cm" svg:height="1.114cm" svg:x="12.743cm" svg:y="13.69cm">
          <draw:text-box>
            <text:p>V<text:span text:style-name="T2">g</text:span></text:p>
          </draw:text-box>
        </draw:frame>
        <draw:frame draw:style-name="gr19" draw:text-style-name="P2" draw:layer="layout" svg:width="1.637cm" svg:height="0.962cm" svg:x="11.09cm" svg:y="9.754cm">
          <draw:text-box>
            <text:p>V</text:p>
          </draw:text-box>
        </draw:frame>
        <draw:frame draw:style-name="gr20" draw:text-style-name="P2" draw:layer="layout" svg:width="1.637cm" svg:height="0.962cm" svg:x="11.19cm" svg:y="7.076cm">
          <draw:text-box>
            <text:p>C</text:p>
          </draw:text-box>
        </draw:frame>
        <draw:frame draw:style-name="gr18" draw:text-style-name="P2" draw:layer="layout" svg:width="1.191cm" svg:height="1.114cm" svg:x="15.605cm" svg:y="6.017cm">
          <draw:text-box>
            <text:p>C<text:span text:style-name="T2">g</text:span></text:p>
          </draw:text-box>
        </draw:frame>
        <draw:line draw:style-name="gr7" draw:text-style-name="P1" draw:layer="layout" svg:x1="6.513cm" svg:y1="2.239cm" svg:x2="9.322cm" svg:y2="5.536cm">
          <text:p/>
        </draw:line>
        <draw:frame draw:style-name="gr21" draw:text-style-name="P2" draw:layer="layout" svg:width="12.13cm" svg:height="1.673cm" svg:x="1.262cm" svg:y="0.937cm">
          <draw:text-box>
            <text:p>Josephson junction with capacity C</text:p>
          </draw:text-box>
        </draw:frame>
        <draw:line draw:style-name="gr7" draw:text-style-name="P1" draw:layer="layout" svg:x1="21.167cm" svg:y1="3.42cm" svg:x2="17.218cm" svg:y2="6.391cm">
          <text:p/>
        </draw:line>
        <draw:frame draw:style-name="gr20" draw:text-style-name="P2" draw:layer="layout" svg:width="8.955cm" svg:height="0.962cm" svg:x="18.806cm" svg:y="1.71cm">
          <draw:text-box>
            <text:p>Additional capacitor</text:p>
          </draw:text-box>
        </draw:frame>
        <draw:line draw:style-name="gr7" draw:text-style-name="P1" draw:layer="layout" svg:x1="17.788cm" svg:y1="17.951cm" svg:x2="14.41cm" svg:y2="14.817cm">
          <text:p/>
        </draw:line>
        <draw:frame draw:style-name="gr20" draw:text-style-name="P8" draw:layer="layout" svg:width="12.619cm" svg:height="1.114cm" svg:x="14.084cm" svg:y="18.521cm">
          <draw:text-box>
            <text:p text:style-name="P7"><text:span text:style-name="T5">Voltage supply with constant voltage V</text:span><text:span text:style-name="T2">g</text:span></text:p>
          </draw:text-box>
        </draw:frame>
        <draw:line draw:style-name="gr7" draw:text-style-name="P1" draw:layer="layout" svg:x1="18.157cm" svg:y1="9.657cm" svg:x2="15.147cm" svg:y2="9.657cm">
          <text:p/>
        </draw:line>
        <draw:line draw:style-name="gr7" draw:text-style-name="P1" draw:layer="layout" svg:x1="13.158cm" svg:y1="9.657cm" svg:x2="10.148cm" svg:y2="9.657cm">
          <text:p/>
        </draw:line>
        <draw:frame draw:style-name="gr21" draw:text-style-name="P2" draw:layer="layout" svg:width="3.028cm" svg:height="1.673cm" svg:x="15.691cm" svg:y="9.754cm">
          <draw:text-box>
            <text:p>V<text:span text:style-name="T2">g</text:span> - V</text:p>
          </draw:text-box>
        </draw:frame>
        <draw:custom-shape draw:style-name="gr22" draw:text-style-name="P1" draw:layer="layout" svg:width="3.555cm" svg:height="1.158cm" svg:x="12.535cm" svg:y="6.91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602cm" svg:y1="4.845cm" svg:x2="14.47cm" svg:y2="7.226cm">
          <text:p/>
        </draw:line>
        <draw:frame draw:style-name="gr20" draw:text-style-name="P2" draw:layer="layout" svg:width="3.902cm" svg:height="0.962cm" svg:x="13.263cm" svg:y="3.82cm">
          <draw:text-box>
            <text:p>“Island”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8-10-03T16:26:39.132953750</meta:creation-date>
    <dc:date>2018-10-05T21:55:36.347851061</dc:date>
    <dc:creator>Christian </dc:creator>
    <meta:editing-duration>PT58M45S</meta:editing-duration>
    <meta:editing-cycles>15</meta:editing-cycles>
    <meta:generator>LibreOffice/5.1.6.2$Linux_X86_64 LibreOffice_project/10m0$Build-2</meta:generator>
    <meta:document-statistic meta:object-count="92"/>
  </office:meta>
</office:document-meta>
</file>